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nverter has 4 x CV outputs and 12 x Gate outputs</text:p>
      <text:p text:style-name="Standard"/>
      <text:p text:style-name="Standard">CV outputs can be assigned to </text:p>
      <text:list xml:id="list7624064845348935586" text:style-name="L1">
        <text:list-item>
          <text:p text:style-name="P1">MIDI note input (with pitch bend)</text:p>
        </text:list-item>
        <text:list-item>
          <text:p text:style-name="P1">MIDI note velocity</text:p>
        </text:list-item>
        <text:list-item>
          <text:p text:style-name="P1">MIDI CC</text:p>
          <text:p text:style-name="P1"/>
        </text:list-item>
      </text:list>
      <text:p text:style-name="Standard">CV is 1V/Oct up to ~8V. will look at other standards later</text:p>
      <text:p text:style-name="Standard"/>
      <text:p text:style-name="Standard">Gate outputs can be assigned to</text:p>
      <text:list xml:id="list2034523090742860067" text:style-name="L2">
        <text:list-item>
          <text:p text:style-name="P2">MIDI note trigger</text:p>
        </text:list-item>
        <text:list-item>
          <text:p text:style-name="P2">MIDI note trigger accent (when velocity above a threshold)</text:p>
        </text:list-item>
        <text:list-item>
          <text:p text:style-name="P2">MIDI CC value above threshold</text:p>
        </text:list-item>
        <text:list-item>
          <text:p text:style-name="P2">MIDI clock tick (with configurable division)</text:p>
        </text:list-item>
        <text:list-item>
          <text:p text:style-name="P2">MIDI transport (i.e. clock running/not running)</text:p>
        </text:list-item>
      </text:list>
      <text:p text:style-name="Standard"/>
      <text:p text:style-name="Standard">Gate is ~5V level. Gate pulse duration is configurable 1-255 ms or continuously until deactivated.</text:p>
      <text:p text:style-name="Standard"/>
      <text:p text:style-name="Standard"/>
      <text:p text:style-name="Standard">Note inputs are managed via “logical input channels” which handle note stacking up to 12 notes per input (i.e. remembering which notes are held so that a previous note can be reinstated after a later one “stole” a note output) and note prioritisation (i.e. which of the held notes will actually play on an output)</text:p>
      <text:p text:style-name="Standard"/>
      <text:p text:style-name="Standard">Prioritisation can be </text:p>
      <text:list xml:id="list2689541263463232002" text:style-name="L3">
        <text:list-item>
          <text:p text:style-name="P3">Give priority to most recent notes</text:p>
        </text:list-item>
        <text:list-item>
          <text:p text:style-name="P3">Give priority to lowest pitched notes</text:p>
        </text:list-item>
        <text:list-item>
          <text:p text:style-name="P3">Give priority to highest pitched notes</text:p>
        </text:list-item>
      </text:list>
      <text:p text:style-name="Standard">and rather experimentally... :)</text:p>
      <text:list xml:id="list7439568123173855571" text:style-name="L4">
        <text:list-item>
          <text:p text:style-name="P4">Give priority to oldest notes</text:p>
        </text:list-item>
        <text:list-item>
          <text:p text:style-name="P4">Select notes to prioritise at random</text:p>
        </text:list-item>
      </text:list>
      <text:p text:style-name="Standard"/>
      <text:p text:style-name="Standard">There are four logical input channels (a.k.a. “note stacks”) numbered 1-4. Each one listens to a given note range on a given MIDI channel (and to pitch bend on the MIDI channel). The assigned MIDI channels and note ranges are allowed to overlap with other logical input channels.</text:p>
      <text:p text:style-name="Standard"/>
      <text:p text:style-name="Standard">Each logical input channel has four “note outputs” (named A, B, C, D) exposing the four highest priority notes from those that are held. Each of the four physical CV outputs can be mapped to a any note output on any logical input channel. </text:p>
      <text:p text:style-name="Standard"/>
      <text:p text:style-name="Standard">This converter can be configured for scenarios such as </text:p>
      <text:p text:style-name="Standard"/>
      <text:list xml:id="list4514309159945774422" text:style-name="L5">
        <text:list-item>
          <text:p text:style-name="P5">The pitch and velocity of the most recently played notes on MIDI channels 1 and 2 are respectively output to two pairs of CV outputs.</text:p>
          <text:p text:style-name="P5"/>
        </text:list-item>
        <text:list-item>
          <text:p text:style-name="P5">The lowest pitch note played on MIDI channel 1 is output to one CV output and the three highest pitch recently played notes on same channel are sent to the other 3 CV outputs.</text:p>
          <text:p text:style-name="P5"/>
        </text:list-item>
        <text:list-item>
          <text:p text:style-name="P5">All CV outputs play the last MIDI note in unison have different pitch bend ranges, allows bending up from unison into a chord.</text:p>
        </text:list-item>
      </text:list>
      <text:p text:style-name="Standard"/>
      <text:p text:style-name="Standard"><text:soft-page-break/>And so on.</text:p>
      <text:p text:style-name="Standard"/>
      <text:p text:style-name="Standard">CV outputs can also be assigned directly to a MIDI CC</text:p>
      <text:p text:style-name="Standard"/>
      <text:p text:style-name="Standard">Gate outputs can be </text:p>
      <text:list xml:id="list8857758090614577927" text:style-name="L6">
        <text:list-item>
          <text:p text:style-name="P6">Assigned to events from logical input channels (e.g. note playing on input 1 output B) </text:p>
        </text:list-item>
        <text:list-item>
          <text:p text:style-name="P6">Assigned to MIDI notes, bypassing the logical input channels (e.g. for drum triggers). </text:p>
        </text:list-item>
        <text:list-item>
          <text:p text:style-name="P6">Assigned to MIDI CC with a threshold (i.e. gate is ON when CC value is high enough)</text:p>
        </text:list-item>
        <text:list-item>
          <text:p text:style-name="P6">Assigned to MIDI clock (with divider) and transport (i.e. clock running or n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6-03-26T10:52:28.31</meta:creation-date>
    <dc:date>2016-03-26T11:37:02.53</dc:date>
    <dc:creator>jason hotchkiss</dc:creator>
    <meta:editing-duration>PT44M31S</meta:editing-duration>
    <meta:editing-cycles>6</meta:editing-cycles>
    <meta:generator>OpenOffice/4.1.1$Win32 OpenOffice.org_project/411m6$Build-9775</meta:generator>
    <meta:document-statistic meta:table-count="0" meta:image-count="0" meta:object-count="0" meta:page-count="2" meta:paragraph-count="34" meta:word-count="444" meta:character-count="2493"/>
  </office:meta>
</office:document-meta>
</file>